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text-properties style:text-underline-type="single" style:text-underline-style="solid" style:text-underline-width="auto" style:text-underline-mode="continuous"/>
    </style:style>
    <style:style style:name="P3" style:parent-style-name="Normal" style:family="paragraph">
      <style:text-properties style:text-underline-type="single" style:text-underline-style="solid" style:text-underline-width="auto" style:text-underline-mode="continuous"/>
    </style:style>
    <style:style style:name="P4" style:parent-style-name="Normal" style:family="paragraph">
      <style:text-properties fo:font-weight="bold" style:font-weight-asian="bold"/>
    </style:style>
    <style:style style:name="P5" style:parent-style-name="Normal" style:family="paragraph">
      <style:text-properties style:text-underline-type="single" style:text-underline-style="solid" style:text-underline-width="auto" style:text-underline-mode="continuous"/>
    </style:style>
    <style:style style:name="P6" style:parent-style-name="Normal" style:family="paragraph">
      <style:text-properties fo:font-weight="bold" style:font-weight-asian="bold"/>
    </style:style>
    <style:style style:name="P7" style:parent-style-name="Normal" style:family="paragraph">
      <style:text-properties style:text-underline-type="single" style:text-underline-style="solid" style:text-underline-width="auto" style:text-underline-mode="continuous"/>
    </style:style>
    <style:style style:name="P8" style:parent-style-name="Normal" style:family="paragraph">
      <style:text-properties fo:font-weight="bold" style:font-weight-asian="bold"/>
    </style:style>
    <style:style style:name="P9" style:parent-style-name="Normal" style:family="paragraph">
      <style:text-properties fo:font-weight="bold" style:font-weight-asian="bold"/>
    </style:style>
    <style:style style:name="P10" style:parent-style-name="Normal" style:family="paragraph">
      <style:text-properties fo:font-weight="bold" style:font-weight-asian="bold"/>
    </style:style>
    <style:style style:name="P11" style:parent-style-name="Normal" style:family="paragraph">
      <style:text-properties fo:font-weight="bold" style:font-weight-asian="bold"/>
    </style:style>
    <style:style style:name="P12" style:parent-style-name="Normal" style:family="paragraph">
      <style:text-properties fo:font-weight="bold" style:font-weight-asian="bold"/>
    </style:style>
    <style:style style:name="P13" style:parent-style-name="Normal" style:family="paragraph">
      <style:text-properties fo:font-weight="bold" style:font-weight-asian="bold"/>
    </style:style>
    <style:style style:name="P14" style:parent-style-name="Normal" style:family="paragraph">
      <style:text-properties fo:font-weight="bold" style:font-weight-asian="bold"/>
    </style:style>
    <style:style style:name="P15" style:parent-style-name="Normal" style:family="paragraph">
      <style:text-properties fo:font-weight="bold" style:font-weight-asian="bold"/>
    </style:style>
    <style:style style:name="P16" style:parent-style-name="Normal" style:family="paragraph">
      <style:text-properties fo:font-weight="bold" style:font-weight-asian="bold"/>
    </style:style>
    <style:style style:name="P17" style:parent-style-name="Normal" style:family="paragraph">
      <style:text-properties fo:font-weight="bold" style:font-weight-asian="bold"/>
    </style:style>
    <style:style style:name="P18" style:parent-style-name="Normal" style:family="paragraph">
      <style:text-properties fo:font-weight="bold" style:font-weight-asian="bold" style:text-underline-type="single" style:text-underline-style="solid" style:text-underline-width="auto" style:text-underline-mode="continuous"/>
    </style:style>
    <style:style style:name="P19" style:parent-style-name="Normal" style:family="paragraph">
      <style:text-properties fo:font-weight="bold" style:font-weight-asian="bold"/>
    </style:style>
    <style:style style:name="P20" style:parent-style-name="Normal" style:family="paragraph">
      <style:text-properties fo:font-weight="bold" style:font-weight-asian="bold"/>
    </style:style>
    <style:style style:name="P21" style:parent-style-name="Normal" style:family="paragraph">
      <style:text-properties fo:font-weight="bold" style:font-weight-asian="bold"/>
    </style:style>
    <style:style style:name="P22" style:parent-style-name="Normal" style:family="paragraph">
      <style:text-properties fo:font-weight="bold" style:font-weight-asian="bold"/>
    </style:style>
    <style:style style:name="P23" style:parent-style-name="Normal" style:family="paragraph">
      <style:text-properties fo:font-weight="bold" style:font-weight-asian="bold"/>
    </style:style>
    <style:style style:name="P24" style:parent-style-name="Normal" style:family="paragraph">
      <style:text-properties fo:font-weight="bold" style:font-weight-asian="bold"/>
    </style:style>
    <style:style style:name="P25" style:parent-style-name="Normal" style:family="paragraph">
      <style:text-properties fo:font-weight="bold" style:font-weight-asian="bold" style:text-underline-type="single" style:text-underline-style="solid" style:text-underline-width="auto" style:text-underline-mode="continuous"/>
    </style:style>
    <style:style style:name="P26" style:parent-style-name="Normal" style:family="paragraph">
      <style:text-properties fo:font-weight="bold" style:font-weight-asian="bold" style:text-underline-type="single" style:text-underline-style="solid" style:text-underline-width="auto" style:text-underline-mode="continuous"/>
    </style:style>
    <style:style style:name="P27" style:parent-style-name="Normal" style:family="paragraph">
      <style:text-properties fo:font-weight="bold" style:font-weight-asian="bold" style:text-underline-type="single" style:text-underline-style="solid" style:text-underline-width="auto" style:text-underline-mode="continuous"/>
    </style:style>
    <style:style style:name="P28" style:parent-style-name="Normal" style:family="paragraph">
      <style:text-properties fo:font-weight="bold" style:font-weight-asian="bold" style:text-underline-type="single" style:text-underline-style="solid" style:text-underline-width="auto" style:text-underline-mode="continuous"/>
    </style:style>
    <style:style style:name="P29" style:parent-style-name="Normal" style:family="paragraph">
      <style:text-properties fo:font-weight="bold" style:font-weight-asian="bold" style:text-underline-type="single" style:text-underline-style="solid" style:text-underline-width="auto" style:text-underline-mode="continuous"/>
    </style:style>
    <style:style style:name="P30" style:parent-style-name="Normal" style:family="paragraph">
      <style:text-properties fo:font-weight="bold" style:font-weight-asian="bold" style:text-underline-type="single" style:text-underline-style="solid" style:text-underline-width="auto" style:text-underline-mode="continuous"/>
    </style:style>
    <style:style style:name="P31" style:parent-style-name="Normal" style:family="paragraph">
      <style:text-properties fo:font-weight="bold" style:font-weight-asian="bold" style:text-underline-type="single" style:text-underline-style="solid" style:text-underline-width="auto" style:text-underline-mode="continuous"/>
    </style:style>
    <style:style style:name="P32" style:parent-style-name="Normal" style:family="paragraph">
      <style:text-properties fo:font-weight="bold" style:font-weight-asian="bold" style:text-underline-type="single" style:text-underline-style="solid" style:text-underline-width="auto" style:text-underline-mode="continuous"/>
    </style:style>
    <style:style style:name="P33" style:parent-style-name="Normal" style:family="paragraph">
      <style:text-properties fo:font-weight="bold" style:font-weight-asian="bold" style:text-underline-type="single" style:text-underline-style="solid" style:text-underline-width="auto" style:text-underline-mode="continuous"/>
    </style:style>
    <style:style style:name="P34" style:parent-style-name="Normal" style:family="paragraph">
      <style:text-properties fo:font-weight="bold" style:font-weight-asian="bold"/>
    </style:style>
    <style:style style:name="P35" style:parent-style-name="Normal" style:family="paragraph">
      <style:text-properties fo:font-weight="bold" style:font-weight-asian="bold"/>
    </style:style>
    <style:style style:name="P36" style:parent-style-name="Normal" style:family="paragraph">
      <style:text-properties fo:font-weight="bold" style:font-weight-asian="bold" style:text-underline-type="single" style:text-underline-style="solid" style:text-underline-width="auto" style:text-underline-mode="continuous"/>
    </style:style>
    <style:style style:name="P37" style:parent-style-name="Normal" style:family="paragraph">
      <style:text-properties fo:font-weight="bold" style:font-weight-asian="bold"/>
    </style:style>
    <style:style style:name="P38" style:parent-style-name="Normal" style:family="paragraph">
      <style:text-properties fo:font-weight="bold" style:font-weight-asian="bold"/>
    </style:style>
    <style:style style:name="P39" style:parent-style-name="ListParagraph" style:list-style-name="LFO1" style:family="paragraph">
      <style:text-properties fo:font-weight="bold" style:font-weight-asian="bold"/>
    </style:style>
    <style:style style:name="P40" style:parent-style-name="ListParagraph" style:family="paragraph">
      <style:text-properties fo:font-weight="bold" style:font-weight-asian="bold"/>
    </style:style>
    <style:style style:name="P41" style:parent-style-name="Normal" style:family="paragraph">
      <style:text-properties fo:font-weight="bold" style:font-weight-asian="bold"/>
    </style:style>
    <style:style style:name="P42" style:parent-style-name="ListParagraph" style:list-style-name="LFO1" style:family="paragraph">
      <style:text-properties fo:font-weight="bold" style:font-weight-asian="bold"/>
    </style:style>
    <style:style style:name="P43" style:parent-style-name="ListParagraph" style:family="paragraph">
      <style:text-properties fo:font-weight="bold" style:font-weight-asian="bold"/>
    </style:style>
    <style:style style:name="P44" style:parent-style-name="ListParagraph" style:family="paragraph">
      <style:text-properties fo:font-weight="bold" style:font-weight-asian="bold"/>
    </style:style>
    <style:style style:name="P45" style:parent-style-name="ListParagraph" style:family="paragraph">
      <style:text-properties fo:font-weight="bold" style:font-weight-asian="bold"/>
    </style:style>
    <style:style style:name="P46" style:parent-style-name="ListParagraph" style:family="paragraph">
      <style:text-properties fo:font-weight="bold" style:font-weight-asian="bold"/>
    </style:style>
    <style:style style:name="P47" style:parent-style-name="ListParagraph" style:list-style-name="LFO1" style:family="paragraph">
      <style:text-properties fo:font-weight="bold" style:font-weight-asian="bold"/>
    </style:style>
    <style:style style:name="P48" style:parent-style-name="ListParagraph" style:family="paragraph">
      <style:text-properties fo:font-weight="bold" style:font-weight-asian="bold"/>
    </style:style>
    <style:style style:name="P49" style:parent-style-name="ListParagraph" style:family="paragraph">
      <style:text-properties fo:font-weight="bold" style:font-weight-asian="bold"/>
    </style:style>
    <style:style style:name="P50" style:parent-style-name="ListParagraph" style:list-style-name="LFO1" style:family="paragraph">
      <style:text-properties fo:font-weight="bold" style:font-weight-asian="bold"/>
    </style:style>
    <style:style style:name="P51" style:parent-style-name="ListParagraph" style:family="paragraph">
      <style:text-properties fo:font-weight="bold" style:font-weight-asian="bold"/>
    </style:style>
    <style:style style:name="P52" style:parent-style-name="ListParagraph" style:family="paragraph">
      <style:text-properties fo:font-weight="bold" style:font-weight-asian="bold"/>
    </style:style>
    <style:style style:name="P53" style:parent-style-name="ListParagraph" style:family="paragraph">
      <style:text-properties style:language-asian="en" style:country-asian="GB"/>
    </style:style>
    <style:style style:name="P54" style:parent-style-name="ListParagraph" style:family="paragraph">
      <style:text-properties style:language-asian="en" style:country-asian="GB"/>
    </style:style>
    <style:style style:name="P55" style:parent-style-name="ListParagraph" style:family="paragraph">
      <style:text-properties fo:font-weight="bold" style:font-weight-asian="bold" style:language-asian="en" style:country-asian="GB"/>
    </style:style>
    <style:style style:name="P56" style:parent-style-name="ListParagraph" style:family="paragraph">
      <style:text-properties fo:font-weight="bold" style:font-weight-asian="bold" style:language-asian="en" style:country-asian="GB"/>
    </style:style>
    <style:style style:name="P57" style:parent-style-name="ListParagraph" style:family="paragraph">
      <style:text-properties fo:font-weight="bold" style:font-weight-asian="bold" style:language-asian="en" style:country-asian="GB"/>
    </style:style>
    <style:style style:name="P58" style:parent-style-name="ListParagraph" style:family="paragraph">
      <style:text-properties fo:font-weight="bold" style:font-weight-asian="bold" style:language-asian="en" style:country-asian="GB"/>
    </style:style>
    <style:style style:name="P59" style:parent-style-name="ListParagraph" style:family="paragraph">
      <style:text-properties fo:font-weight="bold" style:font-weight-asian="bold" style:language-asian="en" style:country-asian="GB"/>
    </style:style>
    <style:style style:name="P60" style:parent-style-name="ListParagraph" style:family="paragraph">
      <style:text-properties fo:font-weight="bold" style:font-weight-asian="bold" style:language-asian="en" style:country-asian="GB"/>
    </style:style>
    <style:style style:name="P61" style:parent-style-name="ListParagraph" style:family="paragraph">
      <style:text-properties fo:font-weight="bold" style:font-weight-asian="bold" style:text-underline-type="single" style:text-underline-style="solid" style:text-underline-width="auto" style:text-underline-mode="continuous" style:language-asian="en" style:country-asian="GB"/>
    </style:style>
    <style:style style:name="P62" style:parent-style-name="ListParagraph" style:family="paragraph">
      <style:text-properties fo:font-weight="bold" style:font-weight-asian="bold" style:language-asian="en" style:country-asian="GB"/>
    </style:style>
    <style:style style:name="P63" style:parent-style-name="ListParagraph" style:family="paragraph">
      <style:text-properties fo:font-weight="bold" style:font-weight-asian="bold" style:language-asian="en" style:country-asian="GB"/>
    </style:style>
    <style:style style:name="P64" style:parent-style-name="ListParagraph" style:family="paragraph">
      <style:text-properties fo:font-weight="bold" style:font-weight-asian="bold" style:language-asian="en" style:country-asian="GB"/>
    </style:style>
    <style:style style:name="P65" style:parent-style-name="ListParagraph" style:family="paragraph">
      <style:text-properties fo:font-weight="bold" style:font-weight-asian="bold" style:language-asian="en" style:country-asian="GB"/>
    </style:style>
    <style:style style:name="P66" style:parent-style-name="ListParagraph" style:family="paragraph">
      <style:text-properties fo:font-weight="bold" style:font-weight-asian="bold" style:language-asian="en" style:country-asian="GB"/>
    </style:style>
    <style:style style:name="P67" style:parent-style-name="ListParagraph" style:family="paragraph">
      <style:text-properties fo:font-weight="bold" style:font-weight-asian="bold" style:text-underline-type="single" style:text-underline-style="solid" style:text-underline-width="auto" style:text-underline-mode="continuous" style:language-asian="en" style:country-asian="GB"/>
    </style:style>
    <style:style style:name="P68" style:parent-style-name="ListParagraph" style:family="paragraph">
      <style:text-properties fo:font-weight="bold" style:font-weight-asian="bold" style:language-asian="en" style:country-asian="GB"/>
    </style:style>
    <style:style style:name="P69" style:parent-style-name="ListParagraph" style:family="paragraph">
      <style:text-properties fo:font-weight="bold" style:font-weight-asian="bold" style:language-asian="en" style:country-asian="GB"/>
    </style:style>
    <style:style style:name="P70" style:parent-style-name="ListParagraph" style:family="paragraph">
      <style:text-properties fo:font-weight="bold" style:font-weight-asian="bold" style:language-asian="en" style:country-asian="GB"/>
    </style:style>
    <style:style style:name="P71" style:parent-style-name="ListParagraph" style:family="paragraph">
      <style:text-properties fo:font-weight="bold" style:font-weight-asian="bold" style:language-asian="en" style:country-asian="GB"/>
    </style:style>
    <style:style style:name="P72" style:parent-style-name="ListParagraph" style:family="paragraph">
      <style:text-properties fo:font-weight="bold" style:font-weight-asian="bold" style:language-asian="en" style:country-asian="GB"/>
    </style:style>
    <style:style style:name="P73" style:parent-style-name="ListParagraph" style:family="paragraph">
      <style:text-properties fo:font-weight="bold" style:font-weight-asian="bold"/>
    </style:style>
    <style:style style:name="P74" style:parent-style-name="ListParagraph" style:family="paragraph">
      <style:text-properties fo:font-weight="bold" style:font-weight-asian="bold"/>
    </style:style>
    <style:style style:name="P75" style:parent-style-name="Normal" style:family="paragraph">
      <style:text-properties fo:font-weight="bold" style:font-weight-asian="bold"/>
    </style:style>
    <style:style style:name="P76" style:parent-style-name="Normal" style:family="paragraph">
      <style:text-properties fo:font-weight="bold" style:font-weight-asian="bold"/>
    </style:style>
  </office:automatic-styles>
  <office:body>
    <office:text text:use-soft-page-breaks="true">
      <text:p text:style-name="P1">Research for dissertation. Summerville<text:s/></text:p>
      <text:p text:style-name="P2">Development processes<text:s/></text:p>
      <text:p text:style-name="P3">Waterfall</text:p>
      <text:p text:style-name="Normal">Called Waterfall Model because of its cascade from cycle to cycle.</text:p>
      <text:p text:style-name="Normal">Plan Driven Process, so you must plan and<text:s/>schedule all the process activities before starting work on them.<text:s/></text:p>
      <text:p text:style-name="Normal">1.Requirments and analysis definition, systems services, constrains and goals are established by consultation with systems users. They serve as a system specification<text:s/></text:p>
      <text:p text:style-name="Normal">2. System and software design, allocated the requirements to either hardware or software Systems by establishing an overall system architecture. Software Design involves identifying and describing the fundamental software Systems abstractions and their relationships<text:s/></text:p>
      <text:p text:style-name="Normal">3. Implementation and unit testing the software design is then implemented and the unit testing involves that each unit meets the specification.</text:p>
      <text:p text:style-name="Normal">4. Integration and Unit Testing this involves the invidual program units are integrated together and the system is tested as a complete system to ensure it meets the user’s needs and software requirements have been met. After this phase the software can then be delivered to the customer<text:s/></text:p>
      <text:p text:style-name="Normal">5. Operation and Maintenance longest life cycle phase. System is installed and put into<text:s/>practical use. Maintenance involves correcting errors which were not discovered in earlier stages of the life cycle, improving the implementation of system units and enhancing the system’s services as new requirements are discovered.<text:s/></text:p>
      <text:p text:style-name="P4">This is an overall Cycle of the waterfall development model; this is a planned driven process which means that you must plan schedule all the process activities before starting to work on them.<text:s/></text:p>
      <text:p text:style-name="P5">Blueprint</text:p>
      <text:p text:style-name="P6">This allows for some security so all events are carefully planned and categorized, before starting the development, as within software development you have a blueprint which is the most safety critical feature and you work around that blueprint by adding other safety features.</text:p>
      <text:p text:style-name="Normal"/>
      <text:p text:style-name="Normal">Result of each phase should be one of more documents that are approved or (“Signed off”). <text:s/>Ensures that the following phases do not start until the previous phase has been finished. These stages then pass on information to the other stage.<text:s/></text:p>
      <text:p text:style-name="P7">Example<text:s/></text:p>
      <text:p text:style-name="P8">During implementation design problems are found<text:s/></text:p>
      <text:p text:style-name="P9">During unit testing implementation problems are found and these must be amended</text:p>
      <text:p text:style-name="P10">Documents produced in each phase may then have to be modified to reflect the changes made.<text:s/></text:p>
      <text:p text:style-name="Normal"/>
      <text:p text:style-name="Normal"/>
      <text:p text:style-name="Normal"/>
      <text:p text:style-name="Normal"/>
      <text:p text:style-name="P11">Iterations can be costly and involve a lot of rework. After a small number of<text:s/>iterations, it is normal to freeze parts of development such as spec and continue with other parts of development. Problems are then left for later resolution, ignored or programmed around.<text:s/></text:p>
      <text:p text:style-name="P12">This freezing may mean that the system will not do what the user<text:s/>wants could also lead to badly structed design problems which are increased by implementation tricks.</text:p>
      <text:p text:style-name="P13">During the final phase operation and maintenance new issues are discovered and the need for new functionality are discovered.<text:s/></text:p>
      <text:p text:style-name="P14">The System must then involve repeating previous process stages.</text:p>
      <text:p text:style-name="P15">Major problem with the waterfall is how inflexible it is by partitioning the project into partitions and commitments are made at an early stage, which can make it difficult to respond to changing customer requirements.<text:s/></text:p>
      <text:p text:style-name="P16">SHOULD ONLY BE USED WHEN REQUIRMENTS ARE WELL UNDERSTOOD, AND THE SYSTEM IS UNLIKELY TO CHANGE. <text:s/></text:p>
      <text:p text:style-name="P17"/>
      <text:p text:style-name="P18">Formal System Development</text:p>
      <text:p text:style-name="P19">A mathematical model of a system spec is created. Model is then refined, using maths transformations that preserve its consistency<text:s/>into executable code. Based on the assumption that the maths is correct you can therefore say that the software is strongly consistent with the specification.<text:s/></text:p>
      <text:p text:style-name="P20"/>
      <text:p text:style-name="P21">Demon straights that it meets security requirements and safety requirements. Processes based on formal transformations are generally only used in the development of safety-critical or security systems. <text:s text:c="2"/></text:p>
      <text:p text:style-name="P22">Requires Specialized Expertise.<text:s/></text:p>
      <text:p text:style-name="P23">Because within this project a model of the system is not being created therefore Formal System Development is not an option but is important to note that waterfall development is a plan driven process, which means that everything before project start must be planned everything from activities within the project to project roles, it means that before development starts things can be given importance and that is important within the development of safety critical systems.</text:p>
      <text:p text:style-name="P24"/>
      <text:p text:style-name="P25"/>
      <text:p text:style-name="P26"/>
      <text:p text:style-name="P27"/>
      <text:p text:style-name="P28"/>
      <text:p text:style-name="P29"/>
      <text:p text:style-name="P30"/>
      <text:p text:style-name="P31"/>
      <text:p text:style-name="P32"/>
      <text:p text:style-name="P33">Boehm’s spiral Model</text:p>
      <text:p text:style-name="P34">This is a risk-driven software process, rather than a sequence of activities with some backtracking from one activity to another. Each Loop in the spiral represents a phase of the software process. <text:s/>The most innermost loop might be concerned with system feasibility, the next loop with requirements definition, next may be system design. The spiral combines change avoidance<text:s/>with change tolerance.<text:s/></text:p>
      <text:p text:style-name="P35">It assumes that changes are a result of project risks and includes explicit risk management activates to reduce these risks each loop in the spiral is split into 4 sectors,<text:s/></text:p>
      <text:p text:style-name="P36">KEY INFO</text:p>
      <text:p text:style-name="P37">Rather than a sequence of processes with<text:s/>backtracking from one activity to another. (Like waterfall development) each loop in the spiral represents a phase of the software process. Eg inner loop may be feasibly, next loop requirements definition and the next loop with system design, and so on. Combines change avoidance with change tolerance.<text:s/></text:p>
      <text:p text:style-name="P38">Changes are a result of project risks. Explicit risk management activates reduce these risks.<text:s/></text:p>
      <text:list text:style-name="LFO1" text:continue-numbering="true">
        <text:list-item>
          <text:p text:style-name="P39">Objective Setting</text:p>
        </text:list-item>
      </text:list>
      <text:p text:style-name="P40">Specific objectives for that phase of the project are defined. Constrains on the process and the product are identified and a detailed management plan is drawn up. Project risks are identified. Alternative strategies, depending on these risks may be planed.<text:s/></text:p>
      <text:p text:style-name="P41"><text:tab/></text:p>
      <text:list text:style-name="LFO1" text:continue-numbering="true">
        <text:list-item>
          <text:p text:style-name="P42">Risk Assessment and reduction</text:p>
        </text:list-item>
      </text:list>
      <text:p text:style-name="P43">For each Project Risk that has been identified a risk<text:s/>analysis Is taken out to reduce the risk.<text:s/></text:p>
      <text:p text:style-name="P44"/>
      <text:p text:style-name="P45">Project Risk Leads into -&gt; Risk Detailed analysis -&gt; Steps taken to reduce the risk. Eg if there is a risk that the requirements are inappropriate, a prototype system may be developed.</text:p>
      <text:p text:style-name="P46"/>
      <text:list text:style-name="LFO1" text:continue-numbering="true">
        <text:list-item>
          <text:p text:style-name="P47">Development and Validation<text:s/></text:p>
        </text:list-item>
      </text:list>
      <text:p text:style-name="P48">After Risk Evaluation (2) , development model is chosen.<text:s/></text:p>
      <text:p text:style-name="P49">Eg if safety risks are main consideration, development based on formal transformations may be most appropriate process and so on. If sub-system integration, waterfall model may be the best development model to use.<text:s/></text:p>
      <text:list text:style-name="LFO1" text:continue-numbering="true">
        <text:list-item>
          <text:p text:style-name="P50">Planning</text:p>
        </text:list-item>
      </text:list>
      <text:p text:style-name="P51">The Project is then reviewed and a decision is made on whiter to continue with a further loop of the spiral, if it is decided to continue, plans are drawn up for the next phase of the project</text:p>
      <text:p text:style-name="P52"/>
      <text:p text:style-name="P53"/>
      <text:p text:style-name="P54"/>
      <text:p text:style-name="P55">Spiral model explicit in recognition of risk. A cycle of spiral begins by elaboring objectives such as performance and functionality. Alternative ways of achieving these objectives and dealing with constrains on each of them.<text:s/></text:p>
      <text:p text:style-name="P56">Each alternative is assessed against each objective and sources of project risk. Are identified. Next step is to resolve these risk by info gaathering activities such as more detailed anaysis, prototyping, and simulation. <text:s/></text:p>
      <text:p text:style-name="P57"/>
      <text:p text:style-name="P58">Once Risk have been assessed some development is carried out, followed by a planning activity for the next phase of the process. Informally, Risk simply means something that can go wrong. Eg new programming language is that the available compilers are unreliable or do not produce<text:s/>sufficiently<text:s/>efficent object code.<text:s/></text:p>
      <text:p text:style-name="P59"/>
      <text:p text:style-name="P60"/>
      <text:p text:style-name="P61">Ada-java interfacing Suit (JIS)</text:p>
      <text:p text:style-name="P62">Ada binding to lower level JNI.</text:p>
      <text:p text:style-name="P63">Package Printer<text:s/></text:p>
      <text:p text:style-name="P64">Creates sub-directory for the same name.<text:s/></text:p>
      <text:p text:style-name="P65">Support ada exceptions. Binding for ada code for printer package.<text:s/></text:p>
      <text:p text:style-name="P66"/>
      <text:p text:style-name="P67">Mapping Ada Types to Java</text:p>
      <text:p text:style-name="P68">Get_element_at (int Index_1);</text:p>
      <text:p text:style-name="P69">Set_Element_At (int Index_1, char Value);</text:p>
      <text:p text:style-name="P70"/>
      <text:p text:style-name="P71"/>
      <text:p text:style-name="P72"/>
      <text:p text:style-name="P73"/>
      <text:p text:style-name="P74"><text:s/></text:p>
      <text:p text:style-name="P75"/>
      <text:p text:style-name="P76"/>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rdan dixon</meta:initial-creator>
    <dc:creator>jordan dixon</dc:creator>
    <meta:creation-date>2016-10-30T15:29:00Z</meta:creation-date>
    <dc:date>2016-11-02T17:20:00Z</dc:date>
    <meta:template xlink:href="Normal" xlink:type="simple"/>
    <meta:editing-cycles>111</meta:editing-cycles>
    <meta:editing-duration>PT67740S</meta:editing-duration>
    <meta:document-statistic meta:page-count="5" meta:paragraph-count="15" meta:word-count="1134" meta:character-count="7587" meta:row-count="53" meta:non-whitespace-character-count="6468"/>
  </office:meta>
</office:document-meta>
</file>